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1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ait Time vs Context Switch" table:style-name="ta1">
        <table:shapes>
          <draw:frame draw:z-index="0" draw:style-name="gr1" draw:text-style-name="P1" svg:width="445.58pt" svg:height="255.09pt" svg:x="439.2pt" svg:y="10.8pt">
            <loext:p draw:notify-on-update-of-ranges="'Wait Time vs Context Switch'.B2:'Wait Time vs Context Switch'.G2 'Wait Time vs Context Switch'.A3:'Wait Time vs Context Switch'.A3 'Wait Time vs Context Switch'.B3:'Wait Time vs Context Switch'.G3 'Wait Time vs Context Switch'.B2:'Wait Time vs Context Switch'.G2 'Wait Time vs Context Switch'.A4:'Wait Time vs Context Switch'.A4 'Wait Time vs Context Switch'.B4:'Wait Time vs Context Switch'.G4 'Wait Time vs Context Switch'.B2:'Wait Time vs Context Switch'.G2 'Wait Time vs Context Switch'.A5:'Wait Time vs Context Switch'.A5 'Wait Time vs Context Switch'.B5:'Wait Time vs Context Switch'.G5 'Wait Time vs Context Switch'.B2:'Wait Time vs Context Switch'.G2 'Wait Time vs Context Switch'.A6:'Wait Time vs Context Switch'.A6 'Wait Time vs Context Switch'.B6:'Wait Time vs Context Switch'.G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6" table:default-cell-style-name="ce5"/>
        <table:table-row table:style-name="ro1">
          <table:table-cell table:style-name="Default"/>
          <table:table-cell table:style-name="ce3" office:value-type="string" calcext:value-type="string" table:number-columns-spanned="6" table:number-rows-spanned="1">
            <text:p>Average Wait Time</text:p>
          </table:table-cell>
          <table:covered-table-cell table:number-columns-repeated="5" table:style-name="Default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me Quantum<text:span text:style-name="T1"> 50</text:span></text:p>
          </table:table-cell>
          <table:table-cell office:value-type="float" office:value="7909.36" calcext:value-type="float">
            <text:p>7909.36</text:p>
          </table:table-cell>
          <table:table-cell office:value-type="float" office:value="7908.12" calcext:value-type="float">
            <text:p>7908.12</text:p>
          </table:table-cell>
          <table:table-cell office:value-type="float" office:value="7907.12" calcext:value-type="float">
            <text:p>7907.12</text:p>
          </table:table-cell>
          <table:table-cell office:value-type="float" office:value="7905.87" calcext:value-type="float">
            <text:p>7905.87</text:p>
          </table:table-cell>
          <table:table-cell office:value-type="float" office:value="7904.63" calcext:value-type="float">
            <text:p>7904.63</text:p>
          </table:table-cell>
          <table:table-cell office:value-type="float" office:value="7903.38" calcext:value-type="float">
            <text:p>7903.38</text:p>
          </table:table-cell>
        </table:table-row>
        <table:table-row table:style-name="ro1">
          <table:table-cell office:value-type="string" calcext:value-type="string">
            <text:p>Time Quantum <text:span text:style-name="T1">100</text:span></text:p>
          </table:table-cell>
          <table:table-cell office:value-type="float" office:value="7866.72" calcext:value-type="float">
            <text:p>7866.72</text:p>
          </table:table-cell>
          <table:table-cell office:value-type="float" office:value="7865.48" calcext:value-type="float">
            <text:p>7865.48</text:p>
          </table:table-cell>
          <table:table-cell office:value-type="float" office:value="7864.48" calcext:value-type="float">
            <text:p>7864.48</text:p>
          </table:table-cell>
          <table:table-cell office:value-type="float" office:value="7863.23" calcext:value-type="float">
            <text:p>7863.23</text:p>
          </table:table-cell>
          <table:table-cell office:value-type="float" office:value="7862" calcext:value-type="float">
            <text:p>7862</text:p>
          </table:table-cell>
          <table:table-cell office:value-type="float" office:value="7860.75" calcext:value-type="float">
            <text:p>7860.75</text:p>
          </table:table-cell>
        </table:table-row>
        <table:table-row table:style-name="ro1">
          <table:table-cell office:value-type="string" calcext:value-type="string">
            <text:p>Time Quantum <text:span text:style-name="T1">250</text:span></text:p>
          </table:table-cell>
          <table:table-cell office:value-type="float" office:value="7862.37" calcext:value-type="float">
            <text:p>7862.37</text:p>
          </table:table-cell>
          <table:table-cell office:value-type="float" office:value="7861.13" calcext:value-type="float">
            <text:p>7861.13</text:p>
          </table:table-cell>
          <table:table-cell office:value-type="float" office:value="7860.13" calcext:value-type="float">
            <text:p>7860.13</text:p>
          </table:table-cell>
          <table:table-cell office:value-type="float" office:value="7858.89" calcext:value-type="float">
            <text:p>7858.89</text:p>
          </table:table-cell>
          <table:table-cell office:value-type="float" office:value="7857.64" calcext:value-type="float">
            <text:p>7857.64</text:p>
          </table:table-cell>
          <table:table-cell office:value-type="float" office:value="7856.38" calcext:value-type="float">
            <text:p>7856.38</text:p>
          </table:table-cell>
        </table:table-row>
        <table:table-row table:style-name="ro1">
          <table:table-cell office:value-type="string" calcext:value-type="string">
            <text:p>Time Quantum <text:span text:style-name="T1">500</text:span></text:p>
          </table:table-cell>
          <table:table-cell office:value-type="float" office:value="7799.28" calcext:value-type="float">
            <text:p>7799.28</text:p>
          </table:table-cell>
          <table:table-cell office:value-type="float" office:value="7798.04" calcext:value-type="float">
            <text:p>7798.04</text:p>
          </table:table-cell>
          <table:table-cell office:value-type="float" office:value="7797.04" calcext:value-type="float">
            <text:p>7797.04</text:p>
          </table:table-cell>
          <table:table-cell office:value-type="float" office:value="7795.79" calcext:value-type="float">
            <text:p>7795.79</text:p>
          </table:table-cell>
          <table:table-cell office:value-type="float" office:value="7794.55" calcext:value-type="float">
            <text:p>7794.55</text:p>
          </table:table-cell>
          <table:table-cell office:value-type="float" office:value="7793.3" calcext:value-type="float">
            <text:p>7793.3</text:p>
          </table:table-cell>
        </table:table-row>
      </table:table>
      <table:table table:name="Turnaround Time vs Context Switch" table:style-name="ta1">
        <table:shapes>
          <draw:frame draw:z-index="0" draw:style-name="gr1" draw:text-style-name="P1" svg:width="444.61pt" svg:height="255.09pt" svg:x="440.93pt" svg:y="18.71pt">
            <loext:p draw:notify-on-update-of-ranges="'Turnaround Time vs Context Switch'.B2:'Turnaround Time vs Context Switch'.G2 'Turnaround Time vs Context Switch'.A3:'Turnaround Time vs Context Switch'.A3 'Turnaround Time vs Context Switch'.B3:'Turnaround Time vs Context Switch'.G3 'Turnaround Time vs Context Switch'.B2:'Turnaround Time vs Context Switch'.G2 'Turnaround Time vs Context Switch'.A4:'Turnaround Time vs Context Switch'.A4 'Turnaround Time vs Context Switch'.B4:'Turnaround Time vs Context Switch'.G4 'Turnaround Time vs Context Switch'.B2:'Turnaround Time vs Context Switch'.G2 'Turnaround Time vs Context Switch'.A5:'Turnaround Time vs Context Switch'.A5 'Turnaround Time vs Context Switch'.B5:'Turnaround Time vs Context Switch'.G5 'Turnaround Time vs Context Switch'.B2:'Turnaround Time vs Context Switch'.G2 'Turnaround Time vs Context Switch'.A6:'Turnaround Time vs Context Switch'.A6 'Turnaround Time vs Context Switch'.B6:'Turnaround Time vs Context Switch'.G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6" table:default-cell-style-name="ce5"/>
        <table:table-row table:style-name="ro1">
          <table:table-cell table:style-name="Default"/>
          <table:table-cell table:style-name="ce3" office:value-type="string" calcext:value-type="string" table:number-columns-spanned="6" table:number-rows-spanned="1">
            <text:p>Average Turnaround Time</text:p>
          </table:table-cell>
          <table:covered-table-cell table:number-columns-repeated="5" table:style-name="Default"/>
        </table:table-row>
        <table:table-row table:style-name="ro1">
          <table:table-cell table:style-name="ce6"/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me Quantum <text:span text:style-name="T1">50</text:span></text:p>
          </table:table-cell>
          <table:table-cell office:value-type="float" office:value="7361.69" calcext:value-type="float">
            <text:p>7361.69</text:p>
          </table:table-cell>
          <table:table-cell office:value-type="float" office:value="8112.88" calcext:value-type="float">
            <text:p>8112.88</text:p>
          </table:table-cell>
          <table:table-cell office:value-type="float" office:value="8713.83" calcext:value-type="float">
            <text:p>8713.83</text:p>
          </table:table-cell>
          <table:table-cell office:value-type="float" office:value="9465.02" calcext:value-type="float">
            <text:p>9465.02</text:p>
          </table:table-cell>
          <table:table-cell office:value-type="float" office:value="10216.2" calcext:value-type="float">
            <text:p>10216.2</text:p>
          </table:table-cell>
          <table:table-cell office:value-type="float" office:value="10967.4" calcext:value-type="float">
            <text:p>10967.4</text:p>
          </table:table-cell>
        </table:table-row>
        <table:table-row table:style-name="ro1">
          <table:table-cell office:value-type="string" calcext:value-type="string">
            <text:p>Time Quantum <text:span text:style-name="T1">100</text:span></text:p>
          </table:table-cell>
          <table:table-cell office:value-type="float" office:value="7889.36" calcext:value-type="float">
            <text:p>7889.36</text:p>
          </table:table-cell>
          <table:table-cell office:value-type="float" office:value="7762.55" calcext:value-type="float">
            <text:p>7762.55</text:p>
          </table:table-cell>
          <table:table-cell office:value-type="float" office:value="8061.11" calcext:value-type="float">
            <text:p>8061.11</text:p>
          </table:table-cell>
          <table:table-cell office:value-type="float" office:value="8434.31" calcext:value-type="float">
            <text:p>8434.31</text:p>
          </table:table-cell>
          <table:table-cell office:value-type="float" office:value="8807.51" calcext:value-type="float">
            <text:p>8807.51</text:p>
          </table:table-cell>
          <table:table-cell office:value-type="float" office:value="9180.71" calcext:value-type="float">
            <text:p>9180.71</text:p>
          </table:table-cell>
        </table:table-row>
        <table:table-row table:style-name="ro1">
          <table:table-cell office:value-type="string" calcext:value-type="string">
            <text:p>Time Quantum <text:span text:style-name="T1">250</text:span></text:p>
          </table:table-cell>
          <table:table-cell office:value-type="float" office:value="7391.74" calcext:value-type="float">
            <text:p>7391.74</text:p>
          </table:table-cell>
          <table:table-cell office:value-type="float" office:value="7540.18" calcext:value-type="float">
            <text:p>7540.18</text:p>
          </table:table-cell>
          <table:table-cell office:value-type="float" office:value="7658.93" calcext:value-type="float">
            <text:p>7658.93</text:p>
          </table:table-cell>
          <table:table-cell office:value-type="float" office:value="7807.36" calcext:value-type="float">
            <text:p>7807.36</text:p>
          </table:table-cell>
          <table:table-cell office:value-type="float" office:value="7955.79" calcext:value-type="float">
            <text:p>7955.79</text:p>
          </table:table-cell>
          <table:table-cell office:value-type="float" office:value="8104.23" calcext:value-type="float">
            <text:p>8104.23</text:p>
          </table:table-cell>
        </table:table-row>
        <table:table-row table:style-name="ro1">
          <table:table-cell office:value-type="string" calcext:value-type="string">
            <text:p>Time Quantum <text:span text:style-name="T1">500</text:span></text:p>
          </table:table-cell>
          <table:table-cell office:value-type="float" office:value="7375.78" calcext:value-type="float">
            <text:p>7375.78</text:p>
          </table:table-cell>
          <table:table-cell office:value-type="float" office:value="7449.69" calcext:value-type="float">
            <text:p>7449.69</text:p>
          </table:table-cell>
          <table:table-cell office:value-type="float" office:value="7508.83" calcext:value-type="float">
            <text:p>7508.83</text:p>
          </table:table-cell>
          <table:table-cell office:value-type="float" office:value="7582.74" calcext:value-type="float">
            <text:p>7582.74</text:p>
          </table:table-cell>
          <table:table-cell office:value-type="float" office:value="7656.66" calcext:value-type="float">
            <text:p>7656.66</text:p>
          </table:table-cell>
          <table:table-cell office:value-type="float" office:value="7730.58" calcext:value-type="float">
            <text:p>7730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1:36:27.191273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5:55:14.945175550</meta:creation-date>
    <dc:date>2018-04-20T11:54:16.592917365</dc:date>
    <meta:editing-duration>PT1H29M31S</meta:editing-duration>
    <meta:editing-cycles>32</meta:editing-cycles>
    <meta:generator>LibreOffice/5.1.6.2$Linux_X86_64 LibreOffice_project/10m0$Build-2</meta:generator>
    <meta:document-statistic meta:table-count="2" meta:cell-count="70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2cm" svg:height="9cm" xlink:href=".." xlink:type="simple" chart:class="chart:scatter" chart:style-name="ch1">
        <chart:title svg:x="5.819cm" svg:y="0.316cm" chart:style-name="ch2">
          <text:p>Average Wait Times</text:p>
        </chart:title>
        <chart:legend chart:legend-position="end" svg:x="11.466cm" svg:y="3.454cm" style:legend-expansion="high" chart:style-name="ch3"/>
        <chart:plot-area chart:style-name="ch4" table:cell-range-address="'Wait Time vs Context Switch'.B2:'Wait Time vs Context Switch'.G6 'Wait Time vs Context Switch'.A3:'Wait Time vs Context Switch'.A6" chart:data-source-has-labels="column" svg:x="1.325cm" svg:y="1.275cm" svg:width="9.827cm" svg:height="6.564cm">
          <chartooo:coordinate-region svg:x="2.317cm" svg:y="1.475cm" svg:width="8.649cm" svg:height="5.718cm"/>
          <chart:axis chart:dimension="x" chart:name="primary-x" chart:style-name="ch5">
            <chart:title svg:x="4.567cm" svg:y="8.019cm" chart:style-name="ch6">
              <text:p>Context switching time</text:p>
            </chart:title>
          </chart:axis>
          <chart:axis chart:dimension="y" chart:name="primary-y" chart:style-name="ch5">
            <chart:title svg:x="0.451cm" svg:y="5.884cm" chart:style-name="ch7">
              <text:p>Average wait time</text:p>
            </chart:title>
            <chart:grid chart:style-name="ch8" chart:class="major"/>
          </chart:axis>
          <chart:series chart:style-name="ch9" chart:values-cell-range-address="'Wait Time vs Context Switch'.B3:'Wait Time vs Context Switch'.G3" chart:label-cell-address="'Wait Time vs Context Switch'.A3:'Wait Time vs Context Switch'.A3" chart:class="chart:scatter">
            <chart:domain table:cell-range-address="'Wait Time vs Context Switch'.B2:'Wait Time vs Context Switch'.G2"/>
            <chart:data-point chart:repeated="6"/>
          </chart:series>
          <chart:series chart:style-name="ch10" chart:values-cell-range-address="'Wait Time vs Context Switch'.B4:'Wait Time vs Context Switch'.G4" chart:label-cell-address="'Wait Time vs Context Switch'.A4:'Wait Time vs Context Switch'.A4" chart:class="chart:scatter">
            <chart:data-point chart:repeated="6"/>
          </chart:series>
          <chart:series chart:style-name="ch11" chart:values-cell-range-address="'Wait Time vs Context Switch'.B5:'Wait Time vs Context Switch'.G5" chart:label-cell-address="'Wait Time vs Context Switch'.A5:'Wait Time vs Context Switch'.A5" chart:class="chart:scatter">
            <chart:data-point chart:repeated="6"/>
          </chart:series>
          <chart:series chart:style-name="ch12" chart:values-cell-range-address="'Wait Time vs Context Switch'.B6:'Wait Time vs Context Switch'.G6" chart:label-cell-address="'Wait Time vs Context Switch'.A6:'Wait Time vs Context Switch'.A6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Wait Time vs Context Switch'.B2:'Wait Time vs Context Switch'.G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ime Quantum 50</text:p>
                <draw:g>
                  <svg:desc>'Wait Time vs Context Switch'.A3:'Wait Time vs Context Switch'.A3</svg:desc>
                </draw:g>
              </table:table-cell>
              <table:table-cell office:value-type="float" office:value="7909.36">
                <text:p>7909.36</text:p>
                <draw:g>
                  <svg:desc>'Wait Time vs Context Switch'.B3:'Wait Time vs Context Switch'.G3</svg:desc>
                </draw:g>
              </table:table-cell>
              <table:table-cell office:value-type="float" office:value="7908.12">
                <text:p>7908.12</text:p>
              </table:table-cell>
              <table:table-cell office:value-type="float" office:value="7907.12">
                <text:p>7907.12</text:p>
              </table:table-cell>
              <table:table-cell office:value-type="float" office:value="7905.87">
                <text:p>7905.87</text:p>
              </table:table-cell>
              <table:table-cell office:value-type="float" office:value="7904.63">
                <text:p>7904.63</text:p>
              </table:table-cell>
              <table:table-cell office:value-type="float" office:value="7903.38">
                <text:p>7903.38</text:p>
              </table:table-cell>
            </table:table-row>
            <table:table-row>
              <table:table-cell office:value-type="string">
                <text:p>Time Quantum 100</text:p>
                <draw:g>
                  <svg:desc>'Wait Time vs Context Switch'.A4:'Wait Time vs Context Switch'.A4</svg:desc>
                </draw:g>
              </table:table-cell>
              <table:table-cell office:value-type="float" office:value="7866.72">
                <text:p>7866.72</text:p>
                <draw:g>
                  <svg:desc>'Wait Time vs Context Switch'.B4:'Wait Time vs Context Switch'.G4</svg:desc>
                </draw:g>
              </table:table-cell>
              <table:table-cell office:value-type="float" office:value="7865.48">
                <text:p>7865.48</text:p>
              </table:table-cell>
              <table:table-cell office:value-type="float" office:value="7864.48">
                <text:p>7864.48</text:p>
              </table:table-cell>
              <table:table-cell office:value-type="float" office:value="7863.23">
                <text:p>7863.23</text:p>
              </table:table-cell>
              <table:table-cell office:value-type="float" office:value="7862">
                <text:p>7862</text:p>
              </table:table-cell>
              <table:table-cell office:value-type="float" office:value="7860.75">
                <text:p>7860.75</text:p>
              </table:table-cell>
            </table:table-row>
            <table:table-row>
              <table:table-cell office:value-type="string">
                <text:p>Time Quantum 250</text:p>
                <draw:g>
                  <svg:desc>'Wait Time vs Context Switch'.A5:'Wait Time vs Context Switch'.A5</svg:desc>
                </draw:g>
              </table:table-cell>
              <table:table-cell office:value-type="float" office:value="7862.37">
                <text:p>7862.37</text:p>
                <draw:g>
                  <svg:desc>'Wait Time vs Context Switch'.B5:'Wait Time vs Context Switch'.G5</svg:desc>
                </draw:g>
              </table:table-cell>
              <table:table-cell office:value-type="float" office:value="7861.13">
                <text:p>7861.13</text:p>
              </table:table-cell>
              <table:table-cell office:value-type="float" office:value="7860.13">
                <text:p>7860.13</text:p>
              </table:table-cell>
              <table:table-cell office:value-type="float" office:value="7858.89">
                <text:p>7858.89</text:p>
              </table:table-cell>
              <table:table-cell office:value-type="float" office:value="7857.64">
                <text:p>7857.64</text:p>
              </table:table-cell>
              <table:table-cell office:value-type="float" office:value="7856.38">
                <text:p>7856.38</text:p>
              </table:table-cell>
            </table:table-row>
            <table:table-row>
              <table:table-cell office:value-type="string">
                <text:p>Time Quantum 500</text:p>
                <draw:g>
                  <svg:desc>'Wait Time vs Context Switch'.A6:'Wait Time vs Context Switch'.A6</svg:desc>
                </draw:g>
              </table:table-cell>
              <table:table-cell office:value-type="float" office:value="7799.28">
                <text:p>7799.28</text:p>
                <draw:g>
                  <svg:desc>'Wait Time vs Context Switch'.B6:'Wait Time vs Context Switch'.G6</svg:desc>
                </draw:g>
              </table:table-cell>
              <table:table-cell office:value-type="float" office:value="7798.04">
                <text:p>7798.04</text:p>
              </table:table-cell>
              <table:table-cell office:value-type="float" office:value="7797.04">
                <text:p>7797.04</text:p>
              </table:table-cell>
              <table:table-cell office:value-type="float" office:value="7795.79">
                <text:p>7795.79</text:p>
              </table:table-cell>
              <table:table-cell office:value-type="float" office:value="7794.55">
                <text:p>7794.55</text:p>
              </table:table-cell>
              <table:table-cell office:value-type="float" office:value="7793.3">
                <text:p>7793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86cm" svg:height="9cm" xlink:href=".." xlink:type="simple" chart:class="chart:scatter" chart:style-name="ch1">
        <chart:title svg:x="5.259cm" svg:y="0.316cm" chart:style-name="ch2">
          <text:p>Average Turnaround Time</text:p>
        </chart:title>
        <chart:legend chart:legend-position="end" svg:x="11.432cm" svg:y="3.454cm" style:legend-expansion="high" chart:style-name="ch3"/>
        <chart:plot-area chart:style-name="ch4" table:cell-range-address="'Turnaround Time vs Context Switch'.B2:'Turnaround Time vs Context Switch'.G6 'Turnaround Time vs Context Switch'.A3:'Turnaround Time vs Context Switch'.A6" chart:data-source-has-labels="column" svg:x="1.324cm" svg:y="1.275cm" svg:width="9.795cm" svg:height="6.564cm">
          <chartooo:coordinate-region svg:x="2.316cm" svg:y="1.474cm" svg:width="8.432cm" svg:height="5.718cm"/>
          <chart:axis chart:dimension="x" chart:name="primary-x" chart:style-name="ch5">
            <chart:title svg:x="4.55cm" svg:y="8.019cm" chart:style-name="ch6">
              <text:p>Context switching time</text:p>
            </chart:title>
          </chart:axis>
          <chart:axis chart:dimension="y" chart:name="primary-y" chart:style-name="ch5">
            <chart:title svg:x="0.451cm" svg:y="6.387cm" chart:style-name="ch7">
              <text:p>Average turnaround time</text:p>
            </chart:title>
            <chart:grid chart:style-name="ch8" chart:class="major"/>
          </chart:axis>
          <chart:series chart:style-name="ch9" chart:values-cell-range-address="'Turnaround Time vs Context Switch'.B3:'Turnaround Time vs Context Switch'.G3" chart:label-cell-address="'Turnaround Time vs Context Switch'.A3:'Turnaround Time vs Context Switch'.A3" chart:class="chart:scatter">
            <chart:domain table:cell-range-address="'Turnaround Time vs Context Switch'.B2:'Turnaround Time vs Context Switch'.G2"/>
            <chart:data-point chart:repeated="6"/>
          </chart:series>
          <chart:series chart:style-name="ch10" chart:values-cell-range-address="'Turnaround Time vs Context Switch'.B4:'Turnaround Time vs Context Switch'.G4" chart:label-cell-address="'Turnaround Time vs Context Switch'.A4:'Turnaround Time vs Context Switch'.A4" chart:class="chart:scatter">
            <chart:data-point chart:repeated="6"/>
          </chart:series>
          <chart:series chart:style-name="ch11" chart:values-cell-range-address="'Turnaround Time vs Context Switch'.B5:'Turnaround Time vs Context Switch'.G5" chart:label-cell-address="'Turnaround Time vs Context Switch'.A5:'Turnaround Time vs Context Switch'.A5" chart:class="chart:scatter">
            <chart:data-point chart:repeated="6"/>
          </chart:series>
          <chart:series chart:style-name="ch12" chart:values-cell-range-address="'Turnaround Time vs Context Switch'.B6:'Turnaround Time vs Context Switch'.G6" chart:label-cell-address="'Turnaround Time vs Context Switch'.A6:'Turnaround Time vs Context Switch'.A6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Turnaround Time vs Context Switch'.B2:'Turnaround Time vs Context Switch'.G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ime Quantum 50</text:p>
                <draw:g>
                  <svg:desc>'Turnaround Time vs Context Switch'.A3:'Turnaround Time vs Context Switch'.A3</svg:desc>
                </draw:g>
              </table:table-cell>
              <table:table-cell office:value-type="float" office:value="7361.69">
                <text:p>7361.69</text:p>
                <draw:g>
                  <svg:desc>'Turnaround Time vs Context Switch'.B3:'Turnaround Time vs Context Switch'.G3</svg:desc>
                </draw:g>
              </table:table-cell>
              <table:table-cell office:value-type="float" office:value="8112.88">
                <text:p>8112.88</text:p>
              </table:table-cell>
              <table:table-cell office:value-type="float" office:value="8713.83">
                <text:p>8713.83</text:p>
              </table:table-cell>
              <table:table-cell office:value-type="float" office:value="9465.02">
                <text:p>9465.02</text:p>
              </table:table-cell>
              <table:table-cell office:value-type="float" office:value="10216.2">
                <text:p>10216.2</text:p>
              </table:table-cell>
              <table:table-cell office:value-type="float" office:value="10967.4">
                <text:p>10967.4</text:p>
              </table:table-cell>
            </table:table-row>
            <table:table-row>
              <table:table-cell office:value-type="string">
                <text:p>Time Quantum 100</text:p>
                <draw:g>
                  <svg:desc>'Turnaround Time vs Context Switch'.A4:'Turnaround Time vs Context Switch'.A4</svg:desc>
                </draw:g>
              </table:table-cell>
              <table:table-cell office:value-type="float" office:value="7889.36">
                <text:p>7889.36</text:p>
                <draw:g>
                  <svg:desc>'Turnaround Time vs Context Switch'.B4:'Turnaround Time vs Context Switch'.G4</svg:desc>
                </draw:g>
              </table:table-cell>
              <table:table-cell office:value-type="float" office:value="7762.55">
                <text:p>7762.55</text:p>
              </table:table-cell>
              <table:table-cell office:value-type="float" office:value="8061.11">
                <text:p>8061.11</text:p>
              </table:table-cell>
              <table:table-cell office:value-type="float" office:value="8434.31">
                <text:p>8434.31</text:p>
              </table:table-cell>
              <table:table-cell office:value-type="float" office:value="8807.51">
                <text:p>8807.51</text:p>
              </table:table-cell>
              <table:table-cell office:value-type="float" office:value="9180.71">
                <text:p>9180.71</text:p>
              </table:table-cell>
            </table:table-row>
            <table:table-row>
              <table:table-cell office:value-type="string">
                <text:p>Time Quantum 250</text:p>
                <draw:g>
                  <svg:desc>'Turnaround Time vs Context Switch'.A5:'Turnaround Time vs Context Switch'.A5</svg:desc>
                </draw:g>
              </table:table-cell>
              <table:table-cell office:value-type="float" office:value="7391.74">
                <text:p>7391.74</text:p>
                <draw:g>
                  <svg:desc>'Turnaround Time vs Context Switch'.B5:'Turnaround Time vs Context Switch'.G5</svg:desc>
                </draw:g>
              </table:table-cell>
              <table:table-cell office:value-type="float" office:value="7540.18">
                <text:p>7540.18</text:p>
              </table:table-cell>
              <table:table-cell office:value-type="float" office:value="7658.93">
                <text:p>7658.93</text:p>
              </table:table-cell>
              <table:table-cell office:value-type="float" office:value="7807.36">
                <text:p>7807.36</text:p>
              </table:table-cell>
              <table:table-cell office:value-type="float" office:value="7955.79">
                <text:p>7955.79</text:p>
              </table:table-cell>
              <table:table-cell office:value-type="float" office:value="8104.23">
                <text:p>8104.23</text:p>
              </table:table-cell>
            </table:table-row>
            <table:table-row>
              <table:table-cell office:value-type="string">
                <text:p>Time Quantum 500</text:p>
                <draw:g>
                  <svg:desc>'Turnaround Time vs Context Switch'.A6:'Turnaround Time vs Context Switch'.A6</svg:desc>
                </draw:g>
              </table:table-cell>
              <table:table-cell office:value-type="float" office:value="7375.78">
                <text:p>7375.78</text:p>
                <draw:g>
                  <svg:desc>'Turnaround Time vs Context Switch'.B6:'Turnaround Time vs Context Switch'.G6</svg:desc>
                </draw:g>
              </table:table-cell>
              <table:table-cell office:value-type="float" office:value="7449.69">
                <text:p>7449.69</text:p>
              </table:table-cell>
              <table:table-cell office:value-type="float" office:value="7508.83">
                <text:p>7508.83</text:p>
              </table:table-cell>
              <table:table-cell office:value-type="float" office:value="7582.74">
                <text:p>7582.74</text:p>
              </table:table-cell>
              <table:table-cell office:value-type="float" office:value="7656.66">
                <text:p>7656.66</text:p>
              </table:table-cell>
              <table:table-cell office:value-type="float" office:value="7730.58">
                <text:p>7730.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